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an Francisco', 'Segoe UI', Roboto, Ubuntu, 'Helvetica Neue'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break-before="page"/>
    </style:style>
    <style:style style:name="P6" style:family="paragraph" style:parent-style-name="Preformatted_20_Text">
      <style:text-properties fo:font-variant="normal" fo:text-transform="none" fo:color="#333333" style:font-name="SFMono-Regular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d4f3fd" fo:padding="0.049cm" fo:border="0.002cm solid #94bbeb">
        <style:background-image/>
      </style:paragraph-properties>
      <style:text-properties fo:font-variant="normal" fo:text-transform="none" fo:color="#333333" style:font-name="SFMono-Regular" fo:letter-spacing="normal" fo:font-style="normal" fo:font-weight="normal"/>
    </style:style>
    <style:style style:name="T1" style:family="text">
      <style:text-properties fo:font-variant="normal" fo:text-transform="none" style:font-name="Fira Mono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Fira Mono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333333" style:font-name="SFMono-Regular" fo:font-size="10.5pt" fo:letter-spacing="normal" fo:font-style="normal" fo:font-weight="normal" fo:background-color="#f4f4f4"/>
    </style:style>
    <style:style style:name="T5" style:family="text">
      <style:text-properties fo:font-variant="normal" fo:text-transform="none" fo:color="#666666" style:font-name="SFMono-Regular" fo:letter-spacing="normal" fo:font-style="normal" fo:font-weight="normal"/>
    </style:style>
    <style:style style:name="T6" style:family="text">
      <style:text-properties fo:color="#0070a3"/>
    </style:style>
    <style:style style:name="T7" style:family="text">
      <style:text-properties fo:color="#666666"/>
    </style:style>
    <style:style style:name="T8" style:family="text">
      <style:text-properties fo:color="#ee9900"/>
    </style:style>
    <style:style style:name="T9" style:family="text">
      <style:text-properties fo:color="#a67f59"/>
    </style:style>
    <style:style style:name="T10" style:family="text">
      <style:text-properties fo:color="#990055"/>
    </style:style>
    <style:style style:name="T11" style:family="text">
      <style:text-properties fo:color="#dd4a6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</text:p>
      <text:p text:style-name="Standard"/>
      <text:p text:style-name="Standard">inclusion conditionelle</text:p>
      <text:p text:style-name="P1"><text:span text:style-name="T1">&lt;?php if ($expression == true): ?&gt;<text:line-break/></text:span><text:span text:style-name="T3">  </text:span><text:span text:style-name="T2">Ceci sera affiché si l'expression est vrai.</text:span><text:line-break/><text:span text:style-name="T1">&lt;?php else: ?&gt;<text:line-break/></text:span><text:span text:style-name="T3">  </text:span><text:span text:style-name="T2">Sinon, ceci sera affiché.</text:span><text:line-break/><text:span text:style-name="T1">&lt;?php endif; ?&gt;</text:span> </text:p>
      <text:p text:style-name="P1"/>
      <text:p text:style-name="P1">raccourci de la balise php</text:p>
      <text:p text:style-name="P1">&lt;?= ... ?&gt;</text:p>
      <text:p text:style-name="P1"/>
      <text:p text:style-name="P1">10 types basiques</text:p>
      <text:p text:style-name="Text_20_body">boolean</text:p>
      <text:list xml:id="list4793955318429620052" text:style-name="L1">
        <text:list-item>
          <text:p text:style-name="P2">integer</text:p>
        </text:list-item>
        <text:list-item>
          <text:p text:style-name="P2">float (nombre à virgule flottante, i.e. double)</text:p>
        </text:list-item>
        <text:list-item>
          <text:p text:style-name="P2">string</text:p>
        </text:list-item>
      </text:list>
      <text:list xml:id="list3290661031223119680" text:style-name="L2">
        <text:list-item>
          <text:p text:style-name="P3">array</text:p>
        </text:list-item>
        <text:list-item>
          <text:p text:style-name="P3">object</text:p>
        </text:list-item>
        <text:list-item>
          <text:p text:style-name="P3">callable</text:p>
        </text:list-item>
        <text:list-item>
          <text:p text:style-name="P3">iterable</text:p>
        </text:list-item>
      </text:list>
      <text:list xml:id="list3892633954851543919" text:style-name="L3">
        <text:list-item>
          <text:p text:style-name="P4">resource</text:p>
        </text:list-item>
        <text:list-item>
          <text:p text:style-name="P4">NULL</text:p>
        </text:list-item>
      </text:list>
      <text:p text:style-name="Standard">forcer le changement de type</text:p>
      <text:p text:style-name="Standard">settype(var:any, type:string ):boolean</text:p>
      <text:p text:style-name="Standard"/>
      <text:p text:style-name="Standard">Array</text:p>
      <text:p text:style-name="Standard"/>
      <text:p text:style-name="P7"><text:span text:style-name="T6">array</text:span> array_change_key_case <text:span text:style-name="T7">(</text:span> <text:span text:style-name="T6">array</text:span> <text:span text:style-name="T8">$array</text:span> <text:span text:style-name="T7">[,</text:span> int <text:span text:style-name="T8">$case</text:span> <text:span text:style-name="T9">=</text:span> <text:span text:style-name="T10">CASE_LOWER</text:span> <text:span text:style-name="T7">]</text:span> <text:span text:style-name="T7">)</text:span></text:p>
      <text:p text:style-name="Standard">change la casse des éléments d'un array</text:p>
      <text:p text:style-name="P7"><text:span text:style-name="T6">array</text:span> array_chunk <text:span text:style-name="T7">(</text:span> <text:span text:style-name="T6">array</text:span> <text:span text:style-name="T8">$array</text:span> <text:span text:style-name="T7">,</text:span> int <text:span text:style-name="T8">$size</text:span> <text:span text:style-name="T7">[,</text:span> bool <text:span text:style-name="T8">$preserve_keys</text:span> <text:span text:style-name="T9">=</text:span> <text:span text:style-name="T10">FALSE</text:span> <text:span text:style-name="T7">]</text:span> <text:span text:style-name="T7">)</text:span></text:p>
      <text:p text:style-name="Standard">renvoie un array avec des sous array de taille size, le dernier sous array peut etre plus petit, presere_keys pour garder les clés de l'array original</text:p>
      <text:p text:style-name="P7"><text:span text:style-name="T6">array</text:span> array_column <text:span text:style-name="T7">(</text:span> <text:span text:style-name="T6">array</text:span> <text:span text:style-name="T8">$input</text:span> <text:span text:style-name="T7">,</text:span> mixed <text:span text:style-name="T8">$column_key</text:span> <text:span text:style-name="T7">[,</text:span> mixed <text:span text:style-name="T8">$index_key</text:span> <text:span text:style-name="T9">=</text:span> <text:span text:style-name="T6">NULL</text:span> <text:span text:style-name="T7">]</text:span> <text:span text:style-name="T7">)</text:span></text:p>
      <text:p text:style-name="Standard">créé un tableau à partir d'un tableau multidimension en ne reprenant que les sous index column_key on peut également spécifier une autre colonne en tant qu'index_key</text:p>
      <text:p text:style-name="P7"><text:span text:style-name="T6">array</text:span> array_combine <text:span text:style-name="T7">(</text:span> <text:span text:style-name="T6">array</text:span> <text:span text:style-name="T8">$keys</text:span> <text:span text:style-name="T7">,</text:span> <text:span text:style-name="T6">array</text:span> <text:span text:style-name="T8">$values</text:span> <text:span text:style-name="T7">)</text:span></text:p>
      <text:p text:style-name="Standard">créé un array ou keys représente les clés et values les valeurs</text:p>
      <text:p text:style-name="P7"><text:span text:style-name="T6">array</text:span> array_count_values <text:span text:style-name="T7">(</text:span> <text:span text:style-name="T6">array</text:span> <text:span text:style-name="T8">$array</text:span> <text:span text:style-name="T7">)</text:span></text:p>
      <text:p text:style-name="Standard">compte les valeurs équivalentes (doublons)</text:p>
      <text:p text:style-name="P7"><text:span text:style-name="T6">array</text:span> array_diff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retourne un array qui vaut array1 – toutes les valeurs présentes dans les autres arrays (les clés ne sont pas prises en compte seul la valeur compte)</text:p>
      <text:p text:style-name="P7"><text:span text:style-name="T6">array</text:span> array_diff_assoc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idem mais prend en compte les clés et index</text:p>
      <text:p text:style-name="P7"><text:span text:style-name="T6">array</text:span> array_diff_key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idem mais uniquement sur les clés</text:p>
      <text:p text:style-name="P5">array array_diff_uassoc ( array $array1 , array $array2 [, array $... ], callable $key_compare_func )</text:p>
      <text:p text:style-name="Standard">comparaison sur les clés et index avec callback, return 0 pour suppression</text:p>
      <text:p text:style-name="P6"><text:span text:style-name="T6">array</text:span> array_diff_ukey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,</text:span> callable <text:span text:style-name="T8">$key_compare_func</text:span> <text:span text:style-name="T7">)</text:span></text:p>
      <text:p text:style-name="Standard">comparaison sur les clés avec callback</text:p>
      <text:p text:style-name="P6"><text:span text:style-name="T6">array</text:span> array_fill <text:span text:style-name="T7">(</text:span> int <text:span text:style-name="T8">$start_index</text:span> <text:span text:style-name="T7">,</text:span> int <text:span text:style-name="T8">$num</text:span> <text:span text:style-name="T7">,</text:span> mixed <text:span text:style-name="T8">$value</text:span> <text:span text:style-name="T7">)</text:span></text:p>
      <text:p text:style-name="Standard">rempli le tableau de start_index pour num entrées</text:p>
      <text:p text:style-name="P6"><text:span text:style-name="T6">array</text:span> array_fill_keys <text:span text:style-name="T7">(</text:span> <text:span text:style-name="T6">array</text:span> <text:span text:style-name="T8">$keys</text:span> <text:span text:style-name="T7">,</text:span> mixed <text:span text:style-name="T8">$value</text:span> <text:span text:style-name="T7">)</text:span></text:p>
      <text:p text:style-name="Standard">rempli le tableau aux clés spécifiées</text:p>
      <text:p text:style-name="P6"><text:span text:style-name="T6">array</text:span> array_filter <text:span text:style-name="T7">(</text:span> <text:span text:style-name="T6">array</text:span> <text:span text:style-name="T8">$array</text:span> <text:span text:style-name="T7">[,</text:span> callable <text:span text:style-name="T8">$callback</text:span> <text:span text:style-name="T7">[,</text:span> int <text:span text:style-name="T8">$flag</text:span> <text:span text:style-name="T9">=</text:span> <text:span text:style-name="T10">0</text:span> <text:span text:style-name="T7">]]</text:span> <text:span text:style-name="T7">)</text:span></text:p>
      <text:p text:style-name="Standard">retourne un tableau filtré par callback, flag pour ce qu'on passe : <text:span text:style-name="Strong_20_Emphasis"><text:span text:style-name="Source_20_Text"><text:span text:style-name="T4">ARRAY_FILTER_USE_KEY</text:span></text:span></text:span> <text:s/>ou <text:span text:style-name="Strong_20_Emphasis"><text:span text:style-name="Source_20_Text"><text:span text:style-name="T4">ARRAY_FILTER_USE_BOTH</text:span></text:span></text:span> </text:p>
      <text:p text:style-name="P6"><text:span text:style-name="T6">array</text:span> array_flip <text:span text:style-name="T7">(</text:span> <text:span text:style-name="T6">array</text:span> <text:span text:style-name="T8">$array</text:span> <text:span text:style-name="T7">)</text:span></text:p>
      <text:p text:style-name="Standard">inverse les clés et les valeurs</text:p>
      <text:p text:style-name="P6"><text:span text:style-name="T6">array</text:span> array_intersect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retourne un tableau des valeurs présentes dans tous les tableaux</text:p>
      <text:p text:style-name="P6"><text:span text:style-name="T6">array</text:span> array_intersect_assoc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idem mais en prenant en compte les index</text:p>
      <text:p text:style-name="P6"><text:span text:style-name="T6">array</text:span> array_intersect_key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idem mais en prenant en compte les clés</text:p>
      <text:p text:style-name="P6"><text:span text:style-name="T6">array</text:span> array_intersect_uassoc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,</text:span> callable <text:span text:style-name="T8">$key_compare_func</text:span> <text:span text:style-name="T7">)</text:span></text:p>
      <text:p text:style-name="Standard">idem avec un callback sur les index</text:p>
      <text:p text:style-name="P6"><text:span text:style-name="T6">array</text:span> array_intersect_ukey <text:span text:style-name="T7">(</text:span> <text:span text:style-name="T6">array</text:span> <text:span text:style-name="T8">$array1</text:span> <text:span text:style-name="T7">,</text:span> <text:span text:style-name="T6">array</text:span> <text:span text:style-name="T8">$array2</text:span> <text:span text:style-name="T7">[,</text:span> <text:span text:style-name="T6">array</text:span> $<text:span text:style-name="T7">...</text:span> <text:span text:style-name="T7">],</text:span> callable <text:span text:style-name="T8">$key_compare_func</text:span> <text:span text:style-name="T7">)</text:span></text:p>
      <text:p text:style-name="Standard">idem avec un callabacj sur les clés</text:p>
      <text:p text:style-name="P6"><text:span text:style-name="T6">array</text:span> array_keys <text:span text:style-name="T7">(</text:span> <text:span text:style-name="T6">array</text:span> <text:span text:style-name="T8">$array</text:span> <text:span text:style-name="T7">[,</text:span> mixed <text:span text:style-name="T8">$search_value</text:span> <text:span text:style-name="T9">=</text:span> <text:span text:style-name="T6">NULL</text:span> <text:span text:style-name="T7">[,</text:span> bool <text:span text:style-name="T8">$strict</text:span> <text:span text:style-name="T9">=</text:span> <text:span text:style-name="T10">FALSE</text:span> <text:span text:style-name="T7">]]</text:span> <text:span text:style-name="T7">)</text:span></text:p>
      <text:p text:style-name="Standard">retourne toutes les clés filtrées éventuellement par uniquement ou la valeur search_value est spécifié strict pour comparaison en ===</text:p>
      <text:p text:style-name="P6">bool array_key_exists <text:span text:style-name="T7">(</text:span> mixed <text:span text:style-name="T8">$key</text:span> <text:span text:style-name="T7">,</text:span> <text:span text:style-name="T6">array</text:span> <text:span text:style-name="T8">$array</text:span> <text:span text:style-name="T7">)</text:span></text:p>
      <text:p text:style-name="Standard">cherche si la clé existe dans l'array</text:p>
      <text:p text:style-name="P6"><text:span text:style-name="T6">array</text:span> array_map <text:span text:style-name="T7">(</text:span> callable <text:span text:style-name="T8">$callback</text:span> <text:span text:style-name="T7">,</text:span> <text:span text:style-name="T6">array</text:span> <text:span text:style-name="T8">$array1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applique un callback sur chaque valeur et retourne un nouveau tableau avec les valeurs retournées chaque array supplémentaire donnera un argument supplémentaire dans le callback</text:p>
      <text:p text:style-name="P6"><text:span text:style-name="T6">array</text:span> array_merge <text:span text:style-name="T7">(</text:span> <text:span text:style-name="T6">array</text:span> <text:span text:style-name="T8">$array1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applique un plus sur les éléments sans clés, pour les éléments avec clés celui le plus loin écrase l'autre</text:p>
      <text:p text:style-name="P6"><text:span text:style-name="T6">array</text:span> array_merge_recursive <text:span text:style-name="T7">(</text:span> <text:span text:style-name="T6">array</text:span> <text:span text:style-name="T8">$array1</text:span> <text:span text:style-name="T7">[,</text:span> <text:span text:style-name="T6">array</text:span> $<text:span text:style-name="T7">...</text:span> <text:span text:style-name="T7">]</text:span> <text:span text:style-name="T7">)</text:span></text:p>
      <text:p text:style-name="Standard">merge, si deux éléments on la meme clé, un sous tableau de valeur est créé, si elles sont numériques la dernière écrase l'autre</text:p>
      <text:p text:style-name="P6">bool array_multisort <text:span text:style-name="T7">(</text:span> <text:span text:style-name="T6">array</text:span> <text:span text:style-name="T9">&amp;</text:span><text:span text:style-name="T8">$array1</text:span> <text:span text:style-name="T7">[,</text:span> mixed <text:span text:style-name="T8">$array1_sort_order</text:span> <text:span text:style-name="T9">=</text:span> <text:span text:style-name="T10">SORT_ASC</text:span> <text:span text:style-name="T7">[,</text:span> mixed <text:span text:style-name="T8">$array1_sort_flags</text:span> <text:span text:style-name="T9">=</text:span> <text:span text:style-name="T10">SORT_REGULAR</text:span> <text:span text:style-name="T7">[,</text:span> mixed $<text:span text:style-name="T7">...</text:span> <text:span text:style-name="T7">]]]</text:span> <text:span text:style-name="T7">)</text:span></text:p>
      <text:p text:style-name="Standard">trie un array sur un flag, les parametres supplémentaires sont les 3 memes pour d'autres array</text:p>
      <text:p text:style-name="P6"><text:span text:style-name="T6">array</text:span> array_pad <text:span text:style-name="T7">(</text:span> <text:span text:style-name="T6">array</text:span> <text:span text:style-name="T8">$array</text:span> <text:span text:style-name="T7">,</text:span> int <text:span text:style-name="T8">$size</text:span> <text:span text:style-name="T7">,</text:span> mixed <text:span text:style-name="T8">$value</text:span> <text:span text:style-name="T7">)</text:span></text:p>
      <text:p text:style-name="Standard">ajoute des valeurs pour atteindre size en remplissant les espaces vide avec value, si size est négatif on ajoute par la gauche</text:p>
      <text:p text:style-name="P6">mixed array_pop <text:span text:style-name="T7">(</text:span> <text:span text:style-name="T6">array</text:span> <text:span text:style-name="T9">&amp;</text:span><text:span text:style-name="T8">$array</text:span> <text:span text:style-name="T7">)</text:span></text:p>
      <text:p text:style-name="Standard">supprime le dernier élément du tableau et le retourne</text:p>
      <text:p text:style-name="P6">number array_product <text:span text:style-name="T7">(</text:span> <text:span text:style-name="T6">array</text:span> <text:span text:style-name="T8">$array</text:span> <text:span text:style-name="T7">)</text:span></text:p>
      <text:p text:style-name="Standard">multiplication de tous les éléments de l'array (1 si vide)</text:p>
      <text:p text:style-name="P6">int array_push <text:span text:style-name="T7">(</text:span> <text:span text:style-name="T6">array</text:span> <text:span text:style-name="T9">&amp;</text:span><text:span text:style-name="T8">$array</text:span> <text:span text:style-name="T7">[,</text:span> mixed $<text:span text:style-name="T7">...</text:span> <text:span text:style-name="T7">]</text:span> <text:span text:style-name="T7">)</text:span></text:p>
      <text:p text:style-name="Standard">ajoute un ou plusieurs éléments à la fin du tableau</text:p>
      <text:p text:style-name="P6"><text:span text:style-name="T7">mixed array_rand </text:span><text:span text:style-name="T7">( </text:span><text:span text:style-name="T6">array</text:span><text:span text:style-name="T7"> </text:span><text:span text:style-name="T8">$array</text:span><text:span text:style-name="T7"> [, int </text:span><text:span text:style-name="T8">$num</text:span><text:span text:style-name="T7"> </text:span><text:span text:style-name="T9">=</text:span><text:span text:style-name="T7"> </text:span><text:span text:style-name="T10">1</text:span><text:span text:style-name="T7"> ] )</text:span></text:p>
      <text:p text:style-name="Standard"><text:span text:style-name="T5">retourne une ou plusieurs valeurs aléatoires du tableau (nombres spécifié avec num)</text:span></text:p>
      <text:p text:style-name="P6"><text:soft-page-break/><text:span text:style-name="T7">mixed array_reduce </text:span><text:span text:style-name="T7">( </text:span><text:span text:style-name="T6">array</text:span><text:span text:style-name="T7"> </text:span><text:span text:style-name="T8">$array</text:span><text:span text:style-name="T7"> , ( mixed </text:span><text:span text:style-name="T8">$carry</text:span><text:span text:style-name="T7"> , mixed </text:span><text:span text:style-name="T8">$item</text:span><text:span text:style-name="T7"> )</text:span></text:p>
      <text:p text:style-name="P6"><text:span text:style-name="T7"><text:s/></text:span><text:span text:style-name="T8">$callback</text:span><text:span text:style-name="T7"> [, mixed </text:span><text:span text:style-name="T8">$initial</text:span><text:span text:style-name="T7"> </text:span><text:span text:style-name="T9">=</text:span><text:span text:style-name="T7"> </text:span><text:span text:style-name="T6">NULL</text:span><text:span text:style-name="T7"> ] )</text:span></text:p>
      <text:p text:style-name="P6"><text:span text:style-name="T7">reducer</text:span></text:p>
      <text:p text:style-name="P6"><text:span text:style-name="T6">array</text:span><text:span text:style-name="T7"> array_replace ( </text:span><text:span text:style-name="T6">array</text:span><text:span text:style-name="T7"> </text:span><text:span text:style-name="T8">$array1</text:span><text:span text:style-name="T7"> , </text:span><text:span text:style-name="T6">array</text:span><text:span text:style-name="T7"> </text:span><text:span text:style-name="T8">$array2</text:span><text:span text:style-name="T7"> [, </text:span><text:span text:style-name="T6">array</text:span><text:span text:style-name="T7"> $... ] )</text:span></text:p>
      <text:p text:style-name="Standard"><text:span text:style-name="T5">remplace les éléments dans le premier tableau par les suivants si répétition le dernier gagne</text:span></text:p>
      <text:p text:style-name="P6"><text:span text:style-name="T6">array</text:span><text:span text:style-name="T7"> array_replace_recursive ( </text:span><text:span text:style-name="T6">array</text:span><text:span text:style-name="T7"> </text:span><text:span text:style-name="T8">$array1</text:span><text:span text:style-name="T7"> , </text:span><text:span text:style-name="T6">array</text:span><text:span text:style-name="T7"> </text:span><text:span text:style-name="T8">$array2</text:span><text:span text:style-name="T7"> [, </text:span><text:span text:style-name="T6">array</text:span><text:span text:style-name="T7"> $... ] )</text:span></text:p>
      <text:p text:style-name="Standard"><text:span text:style-name="T5">idem mais applique aux sous arrays</text:span></text:p>
      <text:p text:style-name="P6"><text:span text:style-name="T6">array</text:span><text:span text:style-name="T7"> array_reverse ( </text:span><text:span text:style-name="T6">array</text:span><text:span text:style-name="T7"> </text:span><text:span text:style-name="T8">$array</text:span><text:span text:style-name="T7"> [, bool </text:span><text:span text:style-name="T8">$preserve_keys</text:span><text:span text:style-name="T7"> </text:span><text:span text:style-name="T9">=</text:span><text:span text:style-name="T7"> </text:span><text:span text:style-name="T10">FALSE</text:span><text:span text:style-name="T7"> ] )</text:span></text:p>
      <text:p text:style-name="Standard"><text:span text:style-name="T5">inverse les éléments du tableau</text:span></text:p>
      <text:p text:style-name="P6"><text:span text:style-name="T7">mixed array_search </text:span><text:span text:style-name="T7">( mixed </text:span><text:span text:style-name="T8">$needle</text:span><text:span text:style-name="T7"> , </text:span><text:span text:style-name="T6">array</text:span><text:span text:style-name="T7"> </text:span><text:span text:style-name="T8">$haystack</text:span><text:span text:style-name="T7"> [, bool </text:span><text:span text:style-name="T8">$strict</text:span><text:span text:style-name="T7"> </text:span><text:span text:style-name="T9">=</text:span><text:span text:style-name="T7"> </text:span><text:span text:style-name="T10">FALSE</text:span><text:span text:style-name="T7"> ] )</text:span></text:p>
      <text:p text:style-name="Standard"><text:span text:style-name="T5">retourne la clé de needle dans haystack strict pour ===</text:span></text:p>
      <text:p text:style-name="P6"><text:span text:style-name="T7">mixed array_shift </text:span><text:span text:style-name="T7">( </text:span><text:span text:style-name="T6">array</text:span><text:span text:style-name="T7"> </text:span><text:span text:style-name="T9">&amp;</text:span><text:span text:style-name="T8">$array</text:span><text:span text:style-name="T7"> )</text:span></text:p>
      <text:p text:style-name="Standard"><text:span text:style-name="T5">supprime le premier élément du tableau et le retourne</text:span></text:p>
      <text:p text:style-name="P6"><text:span text:style-name="T6">array</text:span><text:span text:style-name="T7"> array_slice ( </text:span><text:span text:style-name="T6">array</text:span><text:span text:style-name="T7"> </text:span><text:span text:style-name="T8">$array</text:span><text:span text:style-name="T7"> , int </text:span><text:span text:style-name="T8">$offset</text:span><text:span text:style-name="T7"> [, int </text:span><text:span text:style-name="T8">$length</text:span><text:span text:style-name="T7"> </text:span><text:span text:style-name="T9">=</text:span><text:span text:style-name="T7"> </text:span><text:span text:style-name="T6">NULL</text:span><text:span text:style-name="T7"> [, bool </text:span><text:span text:style-name="T8">$preserve_keys</text:span><text:span text:style-name="T7"> </text:span><text:span text:style-name="T9">=</text:span><text:span text:style-name="T7"> </text:span><text:span text:style-name="T10">FALSE</text:span><text:span text:style-name="T7"> ]] )</text:span></text:p>
      <text:p text:style-name="Standard"><text:span text:style-name="T5">si offset négatif on part de la fin du tab</text:span></text:p>
      <text:p text:style-name="P6"><text:span text:style-name="T6">array</text:span><text:span text:style-name="T7"> array_splice ( </text:span><text:span text:style-name="T6">array</text:span><text:span text:style-name="T7"> </text:span><text:span text:style-name="T9">&amp;</text:span><text:span text:style-name="T8">$input</text:span><text:span text:style-name="T7"> , int </text:span><text:span text:style-name="T8">$offset</text:span><text:span text:style-name="T7"> [, int </text:span><text:span text:style-name="T8">$length</text:span><text:span text:style-name="T7"> </text:span><text:span text:style-name="T9">=</text:span><text:span text:style-name="T7"> </text:span><text:span text:style-name="T11">count</text:span><text:span text:style-name="T7">(</text:span><text:span text:style-name="T8">$input</text:span><text:span text:style-name="T7">) [, mixed </text:span><text:span text:style-name="T8">$replacement</text:span><text:span text:style-name="T7"> </text:span><text:span text:style-name="T9">=</text:span><text:span text:style-name="T7"> </text:span><text:span text:style-name="T6">array</text:span><text:span text:style-name="T7">() ]] )</text:span></text:p>
      <text:p text:style-name="P6"><text:span text:style-name="T7">number array_sum </text:span><text:span text:style-name="T7">( </text:span><text:span text:style-name="T6">array</text:span><text:span text:style-name="T7"> </text:span><text:span text:style-name="T8">$array</text:span><text:span text:style-name="T7"> )</text:span></text:p>
      <text:p text:style-name="P6"><text:span text:style-name="T6">array</text:span><text:span text:style-name="T7"> array_udiff ( </text:span><text:span text:style-name="T6">array</text:span><text:span text:style-name="T7"> </text:span><text:span text:style-name="T8">$array1</text:span><text:span text:style-name="T7"> , </text:span><text:span text:style-name="T6">array</text:span><text:span text:style-name="T7"> </text:span><text:span text:style-name="T8">$array2</text:span><text:span text:style-name="T7"> [, </text:span><text:span text:style-name="T6">array</text:span><text:span text:style-name="T7"> $... ], callable </text:span><text:span text:style-name="T8">$value_compare_func</text:span><text:span text:style-name="T7"> )</text:span></text:p>
      <text:p text:style-name="Standard"><text:span text:style-name="T5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an Francisco', 'Segoe UI', Roboto, Ubuntu, 'Helvetica Neue'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6-28T19:43:25.58</meta:creation-date>
    <dc:date>2018-08-09T10:40:13.02</dc:date>
    <meta:editing-duration>PT1H6M2S</meta:editing-duration>
    <meta:editing-cycles>44</meta:editing-cycles>
    <meta:generator>OpenOffice/4.1.1$Win32 OpenOffice.org_project/411m6$Build-9775</meta:generator>
    <meta:document-statistic meta:table-count="0" meta:image-count="0" meta:object-count="0" meta:page-count="3" meta:paragraph-count="98" meta:word-count="1014" meta:character-count="5877"/>
  </office:meta>
</office:document-meta>
</file>